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1.201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327in" fo:break-before="auto" style:use-optimal-row-height="true"/>
    </style:style>
    <style:style style:name="ro6" style:family="table-row">
      <style:table-row-properties style:row-height="0.4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fo:border="0.0008in solid #00000a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fo:wrap-option="wrap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0.0008in solid #00000a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0008in solid #00000a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border="0.0008in solid #00000a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08in solid #00000a"/>
      <style:paragraph-properties fo:text-align="center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a" fo:background-color="#cccccc" fo:border-left="0.0008in solid #000000" fo:border-right="0.0008in solid #00000a" fo:border-top="0.0008in solid #000000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a" fo:background-color="#cccccc" fo:border-left="0.0008in solid #000000" fo:border-right="0.0008in solid #00000a" fo:border-top="0.0008in solid #00000a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a" fo:background-color="#cccccc" style:text-align-source="fix" style:repeat-content="false" fo:border-left="0.0008in solid #000000" fo:border-right="0.0008in solid #00000a" fo:border-top="0.0008in solid #00000a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a" fo:background-color="#cccccc" style:text-align-source="fix" style:repeat-content="false" fo:border-left="0.0008in solid #000000" fo:border-right="0.0008in solid #00000a" fo:border-top="0.0008in solid #00000a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a" style:text-align-source="fix" style:repeat-content="false" fo:border-left="0.0008in solid #000000" fo:border-right="0.0008in solid #00000a" fo:border-top="0.0008in solid #00000a"/>
      <style:paragraph-properties fo:text-align="center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a" fo:border-top="0.0008in solid #00000a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66" style:text-align-source="fix" style:repeat-content="false" fo:border="0.0008in solid #00000a"/>
      <style:paragraph-properties fo:text-align="center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style:text-align-source="fix" style:repeat-content="false" fo:border="0.0008in solid #00000a"/>
      <style:paragraph-properties fo:text-align="center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none" fo:border-top="0.0008in solid #000000"/>
    </style:style>
    <style:style style:name="ce29" style:family="table-cell" style:parent-style-name="Default">
      <style:table-cell-properties fo:border-bottom="0.0008in solid #00000a" fo:background-color="#cccccc" style:text-align-source="fix" style:repeat-content="false" fo:border-left="0.0008in solid #00000a" fo:border-right="0.0008in solid #000000" fo:border-top="0.0008in solid #00000a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08in solid #000000" fo:border-left="none" fo:border-right="none" fo:border-top="none"/>
    </style:style>
    <style:style style:name="ce31" style:family="table-cell" style:parent-style-name="Default">
      <style:table-cell-properties fo:background-color="#66ff66" fo:wrap-option="wrap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0000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fo:wrap-option="wrap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 fo:border="0.0008in solid #00000a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fo:background-color="#cccccc" fo:border-left="0.0008in solid #00000a" fo:border-right="0.0008in solid #000000" fo:border-top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99ff99"/>
    </style:style>
    <style:style style:name="ce40" style:family="table-cell" style:parent-style-name="Default">
      <style:table-cell-properties fo:border-bottom="0.0008in solid #00000a" style:text-align-source="fix" style:repeat-content="false" fo:background-color="transparent" fo:border-left="0.0008in solid #00000a" fo:border-right="0.0008in solid #000000" fo:border-top="0.0008in solid #000000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08in solid #00000a" fo:background-color="transparent" fo:border-left="0.0008in solid #00000a" fo:border-right="0.0008in solid #000000" fo:border-top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08in solid #00000a" fo:background-color="transparent" fo:border-left="0.0008in solid #00000a" fo:border-right="0.0008in solid #000000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08in solid #00000a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66ff66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66" style:text-align-source="fix" style:repeat-content="false" fo:border="0.0008in solid #00000a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66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48" style:family="table-cell" style:parent-style-name="Default">
      <style:table-cell-properties fo:background-color="#00ff66"/>
    </style:style>
    <style:style style:name="ce49" style:family="table-cell" style:parent-style-name="Default">
      <style:table-cell-properties fo:background-color="#99ff99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08in solid #00000a" fo:background-color="transparent" fo:border-left="0.0008in solid #00000a" fo:border-right="0.0008in solid #00000a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7">
      <style:table-cell-properties fo:border-bottom="0.0008in solid #00000a" fo:border-left="0.0008in solid #00000a" fo:border-right="0.0008in solid #000000" fo:border-top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08in solid #00000a" fo:border-left="0.0008in solid #00000a" fo:border-right="0.0008in solid #000000" fo:border-top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transparent" fo:border-left="none" fo:border-right="0.0008in solid #000000" fo:border-top="0.0008in solid #000000"/>
    </style:style>
    <style:style style:name="ce54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55" style:family="table-cell" style:parent-style-name="Default">
      <style:table-cell-properties fo:border-bottom="none" fo:border-left="none" fo:border-right="0.0008in solid #000000" fo:border-top="none"/>
    </style:style>
    <style:style style:name="ce56" style:family="table-cell" style:parent-style-name="Default">
      <style:table-cell-properties fo:border-bottom="0.0008in solid #00000a" fo:background-color="#cccccc" style:text-align-source="fix" style:repeat-content="false" fo:border-left="0.0008in solid #00000a" fo:border-right="0.0008in solid #000000" fo:border-top="0.0008in solid #00000a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008in solid #000000" fo:border-left="none" fo:border-right="0.0008in solid #000000" fo:border-top="none"/>
    </style:style>
    <style:style style:name="ce58" style:family="table-cell" style:parent-style-name="Default">
      <style:table-cell-properties fo:background-color="#ff3300"/>
    </style:style>
    <style:style style:name="ce59" style:family="table-cell" style:parent-style-name="Default">
      <style:table-cell-properties fo:background-color="#00ff66" fo:wrap-option="wrap" fo:border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fo:wrap-option="wrap" fo:border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0000" fo:wrap-option="wrap" fo:border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fo:wrap-option="wrap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ff66" fo:wrap-option="wrap" fo:border="0.0008in solid #00000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normal" style:font-weight-asian="normal" style:font-weight-complex="normal"/>
    </style:style>
  </office:automatic-styles>
  <office:body>
    <office:spreadsheet>
      <table:table table:name="Dashboard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5" office:value-type="string" table:number-columns-spanned="3" table:number-rows-spanned="1">
            <text:p>Test Case ID</text:p>
          </table:table-cell>
          <table:covered-table-cell table:number-columns-repeated="2" table:style-name="ce28"/>
          <table:table-cell table:style-name="ce40" office:value-type="float" office:value="1.01" table:number-columns-spanned="7" table:number-rows-spanned="1">
            <text:p>1.01</text:p>
          </table:table-cell>
          <table:covered-table-cell table:style-name="ce47"/>
          <table:covered-table-cell table:style-name="ce50"/>
          <table:covered-table-cell table:number-columns-repeated="3" table:style-name="ce47"/>
          <table:covered-table-cell table:style-name="ce53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1" table:number-columns-spanned="7" table:number-rows-spanned="1"/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Manifest data</text:p>
          </table:table-cell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51" office:value-type="date" office:date-value="2019-01-22" table:number-columns-spanned="3" table:number-rows-spanned="1">
            <text:p>01/22/19</text:p>
          </table:table-cell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21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Manifest matches on both Dashboard and Manifest page </text:p>
          </table:table-cell>
          <table:covered-table-cell table:number-columns-repeated="6"/>
          <table:covered-table-cell table:style-name="ce55"/>
          <table:table-cell table:number-columns-repeated="3"/>
        </table:table-row>
        <table:table-row table:style-name="ro3">
          <table:table-cell table:style-name="ce22" office:value-type="string">
            <text:p>Step No.</text:p>
          </table:table-cell>
          <table:table-cell table:style-name="ce29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56"/>
          <table:table-cell table:number-columns-repeated="3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Click on the “Number” within the Graphic doughnut <text:s/>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Manifest page that shows a queried list of all the Manifest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Manifest page should match with no# of Manifest from the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4" office:value-type="string" table:number-columns-spanned="2" table:number-rows-spanned="1">
            <text:p>Test Case Result</text:p>
          </table:table-cell>
          <table:covered-table-cell table:style-name="ce30"/>
          <table:table-cell table:style-name="ce36" table:number-columns-spanned="8" table:number-rows-spanned="1"/>
          <table:covered-table-cell table:number-columns-repeated="6" table:style-name="ce30"/>
          <table:covered-table-cell table:style-name="ce57"/>
          <table:table-cell table:number-columns-repeated="3"/>
        </table:table-row>
        <table:table-row table:style-name="ro3" table:number-rows-repeated="7">
          <table:table-cell table:number-columns-repeated="13"/>
        </table:table-row>
        <table:table-row table:style-name="ro1">
          <table:table-cell table:style-name="ce15" office:value-type="string" table:number-columns-spanned="3" table:number-rows-spanned="1">
            <text:p>Test Case ID</text:p>
          </table:table-cell>
          <table:covered-table-cell table:number-columns-repeated="2" table:style-name="ce28"/>
          <table:table-cell table:style-name="ce42" office:value-type="string" table:number-columns-spanned="7" table:number-rows-spanned="1">
            <text:p>C1.04A</text:p>
          </table:table-cell>
          <table:covered-table-cell table:style-name="ce47"/>
          <table:covered-table-cell table:style-name="ce50"/>
          <table:covered-table-cell table:number-columns-repeated="3" table:style-name="ce47"/>
          <table:covered-table-cell table:style-name="ce53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1" table:number-columns-spanned="7" table:number-rows-spanned="1"/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Manifest Preliminary data</text:p>
          </table:table-cell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51" office:value-type="date" office:date-value="2019-01-22" table:number-columns-spanned="3" table:number-rows-spanned="1">
            <text:p>01/22/19</text:p>
          </table:table-cell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21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Preliminary status matches on both Dashboard( Pie chart) and Manifest page </text:p>
          </table:table-cell>
          <table:covered-table-cell table:number-columns-repeated="6"/>
          <table:covered-table-cell table:style-name="ce55"/>
          <table:table-cell table:number-columns-repeated="3"/>
        </table:table-row>
        <table:table-row table:style-name="ro3">
          <table:table-cell table:style-name="ce22" office:value-type="string">
            <text:p>Step No.</text:p>
          </table:table-cell>
          <table:table-cell table:style-name="ce29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56"/>
          <table:table-cell table:number-columns-repeated="3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4">
          <table:table-cell table:style-name="ce23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Hover over and Click on the “Number” within the pie chart that relates to “Preliminary” statu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Manifest page that shows a queried list of all the Preliminary Manifest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Manifest page should match with no# of Preliminary Manifest from the pie chart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4" office:value-type="string" table:number-columns-spanned="2" table:number-rows-spanned="1">
            <text:p>Test Case Result</text:p>
          </table:table-cell>
          <table:covered-table-cell table:style-name="ce30"/>
          <table:table-cell table:style-name="ce36" table:number-columns-spanned="8" table:number-rows-spanned="1"/>
          <table:covered-table-cell table:number-columns-repeated="6" table:style-name="ce30"/>
          <table:covered-table-cell table:style-name="ce57"/>
          <table:table-cell table:number-columns-repeated="3"/>
        </table:table-row>
        <table:table-row table:style-name="ro3" table:number-rows-repeated="5">
          <table:table-cell table:number-columns-repeated="13"/>
        </table:table-row>
        <table:table-row table:style-name="ro1">
          <table:table-cell table:style-name="ce15" office:value-type="string" table:number-columns-spanned="3" table:number-rows-spanned="1">
            <text:p>Test Case ID</text:p>
          </table:table-cell>
          <table:covered-table-cell table:number-columns-repeated="2" table:style-name="ce28"/>
          <table:table-cell table:style-name="ce42" office:value-type="string" table:number-columns-spanned="7" table:number-rows-spanned="1">
            <text:p>C1.04B</text:p>
          </table:table-cell>
          <table:covered-table-cell table:style-name="ce47"/>
          <table:covered-table-cell table:style-name="ce50"/>
          <table:covered-table-cell table:number-columns-repeated="3" table:style-name="ce47"/>
          <table:covered-table-cell table:style-name="ce53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1" table:number-columns-spanned="7" table:number-rows-spanned="1"/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Manifest submission data</text:p>
          </table:table-cell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51" office:value-type="date" office:date-value="2019-01-22" table:number-columns-spanned="3" table:number-rows-spanned="1">
            <text:p>01/22/19</text:p>
          </table:table-cell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21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submitted status matches on both Dashboard( Pie chart) and Manifest page </text:p>
          </table:table-cell>
          <table:covered-table-cell table:number-columns-repeated="6"/>
          <table:covered-table-cell table:style-name="ce55"/>
          <table:table-cell table:number-columns-repeated="3"/>
        </table:table-row>
        <table:table-row table:style-name="ro3">
          <table:table-cell table:style-name="ce22" office:value-type="string">
            <text:p>Step No.</text:p>
          </table:table-cell>
          <table:table-cell table:style-name="ce29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56"/>
          <table:table-cell table:number-columns-repeated="3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4">
          <table:table-cell table:style-name="ce23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Hover over and Click on the “Number” within the pie chart that relates to “Submitted” statu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Manifest page that shows a queried list of all the Submitted Manifest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Manifest page should match with no# of Submitted Manifest from the pie chart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4" office:value-type="string" table:number-columns-spanned="2" table:number-rows-spanned="1">
            <text:p>Test Case Result</text:p>
          </table:table-cell>
          <table:covered-table-cell table:style-name="ce30"/>
          <table:table-cell table:style-name="ce36" table:number-columns-spanned="8" table:number-rows-spanned="1"/>
          <table:covered-table-cell table:number-columns-repeated="6" table:style-name="ce30"/>
          <table:covered-table-cell table:style-name="ce57"/>
          <table:table-cell table:number-columns-repeated="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5" office:value-type="string" table:number-columns-spanned="3" table:number-rows-spanned="1">
            <text:p>Test Case ID</text:p>
          </table:table-cell>
          <table:covered-table-cell table:number-columns-repeated="2" table:style-name="ce28"/>
          <table:table-cell table:style-name="ce42" office:value-type="string" table:number-columns-spanned="7" table:number-rows-spanned="1">
            <text:p>C1.04C</text:p>
          </table:table-cell>
          <table:covered-table-cell table:style-name="ce47"/>
          <table:covered-table-cell table:style-name="ce50"/>
          <table:covered-table-cell table:number-columns-repeated="3" table:style-name="ce47"/>
          <table:covered-table-cell table:style-name="ce53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1" table:number-columns-spanned="7" table:number-rows-spanned="1"/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Manifest Canceled data</text:p>
          </table:table-cell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51" office:value-type="date" office:date-value="2019-01-22" table:number-columns-spanned="3" table:number-rows-spanned="1">
            <text:p>01/22/19</text:p>
          </table:table-cell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21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Canceled status matches on both Dashboard( Pie chart) and Manifest page </text:p>
          </table:table-cell>
          <table:covered-table-cell table:number-columns-repeated="6"/>
          <table:covered-table-cell table:style-name="ce55"/>
          <table:table-cell table:number-columns-repeated="3"/>
        </table:table-row>
        <table:table-row table:style-name="ro3">
          <table:table-cell table:style-name="ce22" office:value-type="string">
            <text:p>Step No.</text:p>
          </table:table-cell>
          <table:table-cell table:style-name="ce29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56"/>
          <table:table-cell table:number-columns-repeated="3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4">
          <table:table-cell table:style-name="ce23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Hover over and Click on the “Number” within the pie chart that relates to “Canceled” statu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Manifest page that shows a queried list of all the Canceled Manifest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Manifest page should match with no# of Canceled Manifest from the pie chart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4" office:value-type="string" table:number-columns-spanned="2" table:number-rows-spanned="1">
            <text:p>Test Case Result</text:p>
          </table:table-cell>
          <table:covered-table-cell table:style-name="ce30"/>
          <table:table-cell table:style-name="ce36" table:number-columns-spanned="8" table:number-rows-spanned="1"/>
          <table:covered-table-cell table:number-columns-repeated="6" table:style-name="ce30"/>
          <table:covered-table-cell table:style-name="ce57"/>
          <table:table-cell table:number-columns-repeated="3"/>
        </table:table-row>
        <table:table-row table:style-name="ro3" table:number-rows-repeated="3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43" office:value-type="string" table:number-columns-spanned="7" table:number-rows-spanned="1">
            <text:p>2.01 <text:s text:c="5"/>------------Got This One </text:p>
          </table:table-cell>
          <table:covered-table-cell table:style-name="ce37"/>
          <table:covered-table-cell table:style-name="ce44"/>
          <table:covered-table-cell table:number-columns-repeated="4" table:style-name="ce37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4" table:number-columns-spanned="7" table:number-rows-spanned="1"/>
          <table:covered-table-cell table:style-name="ce37"/>
          <table:covered-table-cell table:style-name="ce44"/>
          <table:covered-table-cell table:number-columns-repeated="4" table:style-name="ce37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4" office:value-type="string" table:number-columns-spanned="7" table:number-rows-spanned="1">
            <text:p>User can create new documents from dashboard </text:p>
          </table:table-cell>
          <table:covered-table-cell table:style-name="ce37"/>
          <table:covered-table-cell table:style-name="ce44"/>
          <table:covered-table-cell table:number-columns-repeated="4" table:style-name="ce37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2"/>
          <table:table-cell table:style-name="ce11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Manifest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5">
          <table:table-cell table:style-name="ce25" office:value-type="float" office:value="1">
            <text:p>1</text:p>
          </table:table-cell>
          <table:table-cell table:style-name="ce31" office:value-type="string" table:number-columns-spanned="9" table:number-rows-spanned="1">
            <text:p>Navigate to Dashboard</text:p>
          </table:table-cell>
          <table:covered-table-cell table:number-columns-repeated="2" table:style-name="ce37"/>
          <table:covered-table-cell table:style-name="ce44"/>
          <table:covered-table-cell table:number-columns-repeated="4" table:style-name="ce37"/>
          <table:covered-table-cell table:style-name="ce44"/>
          <table:table-cell table:number-columns-repeated="3"/>
        </table:table-row>
        <table:table-row table:style-name="ro5">
          <table:table-cell table:style-name="ce25" office:value-type="float" office:value="2">
            <text:p>2</text:p>
          </table:table-cell>
          <table:table-cell table:style-name="ce31" office:value-type="string" table:number-columns-spanned="9" table:number-rows-spanned="1">
            <text:p>On the right hand corner, click on the Plus sign for a drop down and select manifest</text:p>
          </table:table-cell>
          <table:covered-table-cell table:number-columns-repeated="8" table:style-name="ce37"/>
          <table:table-cell table:number-columns-repeated="3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32" office:value-type="string" table:number-columns-spanned="8" table:number-rows-spanned="1">
            <text:p>Users should be taken to create a new Manifest page</text:p>
          </table:table-cell>
          <table:covered-table-cell table:number-columns-repeated="7" table:style-name="ce38"/>
          <table:table-cell table:style-name="ce5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number-columns-repeated="13"/>
        </table:table-row>
        <table:table-row table:style-name="ro1">
          <table:table-cell table:style-name="ce15" office:value-type="string" table:number-columns-spanned="3" table:number-rows-spanned="1">
            <text:p>Test Case ID</text:p>
          </table:table-cell>
          <table:covered-table-cell table:number-columns-repeated="2" table:style-name="ce28"/>
          <table:table-cell table:style-name="ce40" office:value-type="string" table:number-columns-spanned="7" table:number-rows-spanned="1">
            <text:p>N2.18A</text:p>
          </table:table-cell>
          <table:covered-table-cell table:style-name="ce47"/>
          <table:covered-table-cell table:style-name="ce50"/>
          <table:covered-table-cell table:number-columns-repeated="3" table:style-name="ce47"/>
          <table:covered-table-cell table:style-name="ce53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1" table:number-columns-spanned="7" table:number-rows-spanned="1"/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Pre-Arrival manifest data</text:p>
          </table:table-cell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51" office:value-type="date" office:date-value="2019-01-22" table:number-columns-spanned="3" table:number-rows-spanned="1">
            <text:p>01/22/19</text:p>
          </table:table-cell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21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Pre-Arrival status matches on both Dashboard and Manifest page </text:p>
          </table:table-cell>
          <table:covered-table-cell table:number-columns-repeated="6"/>
          <table:covered-table-cell table:style-name="ce55"/>
          <table:table-cell table:number-columns-repeated="3"/>
        </table:table-row>
        <table:table-row table:style-name="ro3">
          <table:table-cell table:style-name="ce22" office:value-type="string">
            <text:p>Step No.</text:p>
          </table:table-cell>
          <table:table-cell table:style-name="ce29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56"/>
          <table:table-cell table:number-columns-repeated="3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4">
          <table:table-cell table:style-name="ce23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Hover over and Click on the “Number” within the Graphic doughnut <text:s/>that relates to “Pre-Arrival” statu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Manifest page that shows a queried list of all the Pre-Arrival Manifest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Manifest page should match with no# of Pre-Arrival Manifest from the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4" office:value-type="string" table:number-columns-spanned="2" table:number-rows-spanned="1">
            <text:p>Test Case Result</text:p>
          </table:table-cell>
          <table:covered-table-cell table:style-name="ce30"/>
          <table:table-cell table:style-name="ce36" table:number-columns-spanned="8" table:number-rows-spanned="1"/>
          <table:covered-table-cell table:number-columns-repeated="6" table:style-name="ce30"/>
          <table:covered-table-cell table:style-name="ce57"/>
          <table:table-cell table:number-columns-repeated="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5" office:value-type="string" table:number-columns-spanned="3" table:number-rows-spanned="1">
            <text:p>Test Case ID</text:p>
          </table:table-cell>
          <table:covered-table-cell table:number-columns-repeated="2" table:style-name="ce28"/>
          <table:table-cell table:style-name="ce42" office:value-type="string" table:number-columns-spanned="7" table:number-rows-spanned="1">
            <text:p>N2.18B</text:p>
          </table:table-cell>
          <table:covered-table-cell table:style-name="ce47"/>
          <table:covered-table-cell table:style-name="ce50"/>
          <table:covered-table-cell table:number-columns-repeated="3" table:style-name="ce47"/>
          <table:covered-table-cell table:style-name="ce53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1" table:number-columns-spanned="7" table:number-rows-spanned="1"/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Arrived manifest data</text:p>
          </table:table-cell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51" office:value-type="date" office:date-value="2019-01-22" table:number-columns-spanned="3" table:number-rows-spanned="1">
            <text:p>01/22/19</text:p>
          </table:table-cell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21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Arrived status matches on both Dashboard and Manifest page </text:p>
          </table:table-cell>
          <table:covered-table-cell table:number-columns-repeated="6"/>
          <table:covered-table-cell table:style-name="ce55"/>
          <table:table-cell table:number-columns-repeated="3"/>
        </table:table-row>
        <table:table-row table:style-name="ro3">
          <table:table-cell table:style-name="ce22" office:value-type="string">
            <text:p>Step No.</text:p>
          </table:table-cell>
          <table:table-cell table:style-name="ce29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56"/>
          <table:table-cell table:number-columns-repeated="3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4">
          <table:table-cell table:style-name="ce23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Hover over and Click on the “Number” within the Graphic doughnut <text:s/>that relates to “Arrived” statu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Manifest page that shows a queried list of all the Arrived Manifest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Manifest page should match with no# of Arrived Manifest from the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4" office:value-type="string" table:number-columns-spanned="2" table:number-rows-spanned="1">
            <text:p>Test Case Result</text:p>
          </table:table-cell>
          <table:covered-table-cell table:style-name="ce30"/>
          <table:table-cell table:style-name="ce36" table:number-columns-spanned="8" table:number-rows-spanned="1"/>
          <table:covered-table-cell table:number-columns-repeated="6" table:style-name="ce30"/>
          <table:covered-table-cell table:style-name="ce57"/>
          <table:table-cell table:number-columns-repeated="3"/>
        </table:table-row>
        <table:table-row table:style-name="ro3" table:number-rows-repeated="5">
          <table:table-cell table:number-columns-repeated="13"/>
        </table:table-row>
        <table:table-row table:style-name="ro1">
          <table:table-cell table:style-name="ce15" office:value-type="string" table:number-columns-spanned="3" table:number-rows-spanned="1">
            <text:p>Test Case ID</text:p>
          </table:table-cell>
          <table:covered-table-cell table:number-columns-repeated="2" table:style-name="ce28"/>
          <table:table-cell table:style-name="ce42" office:value-type="string" table:number-columns-spanned="7" table:number-rows-spanned="1">
            <text:p>N2.18C</text:p>
          </table:table-cell>
          <table:covered-table-cell table:style-name="ce47"/>
          <table:covered-table-cell table:style-name="ce50"/>
          <table:covered-table-cell table:number-columns-repeated="3" table:style-name="ce47"/>
          <table:covered-table-cell table:style-name="ce53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1" table:number-columns-spanned="7" table:number-rows-spanned="1"/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Released manifest data</text:p>
          </table:table-cell>
          <table:covered-table-cell table:style-name="ce11"/>
          <table:covered-table-cell table:style-name="ce18"/>
          <table:covered-table-cell table:number-columns-repeated="3" table:style-name="ce11"/>
          <table:covered-table-cell table:style-name="ce54"/>
          <table:table-cell table:number-columns-repeated="3"/>
        </table:table-row>
        <table:table-row table:style-name="ro1">
          <table:table-cell table:style-name="ce17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51" office:value-type="date" office:date-value="2019-01-22" table:number-columns-spanned="3" table:number-rows-spanned="1">
            <text:p>01/22/19</text:p>
          </table:table-cell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52" table:number-columns-spanned="3" table:number-rows-spanned="1"/>
          <table:covered-table-cell/>
          <table:covered-table-cell table:style-name="ce55"/>
          <table:table-cell table:number-columns-repeated="3"/>
        </table:table-row>
        <table:table-row table:style-name="ro1">
          <table:table-cell table:style-name="ce21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Released status matches on both Dashboard and Manifest page </text:p>
          </table:table-cell>
          <table:covered-table-cell table:number-columns-repeated="6"/>
          <table:covered-table-cell table:style-name="ce55"/>
          <table:table-cell table:number-columns-repeated="3"/>
        </table:table-row>
        <table:table-row table:style-name="ro3">
          <table:table-cell table:style-name="ce22" office:value-type="string">
            <text:p>Step No.</text:p>
          </table:table-cell>
          <table:table-cell table:style-name="ce29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56"/>
          <table:table-cell table:number-columns-repeated="3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4">
          <table:table-cell table:style-name="ce23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Hover over and Click on the “Number” within the Graphic doughnut <text:s/>that relates to “Released” statu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Manifest page that shows a queried list of all the Released Manifests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Manifest page should match with no# of Released Manifest from the dashboard</text:p>
          </table:table-cell>
          <table:covered-table-cell table:number-columns-repeated="7"/>
          <table:covered-table-cell table:style-name="ce12"/>
          <table:table-cell table:number-columns-repeated="3"/>
        </table:table-row>
        <table:table-row table:style-name="ro1">
          <table:table-cell table:style-name="ce24" office:value-type="string" table:number-columns-spanned="2" table:number-rows-spanned="1">
            <text:p>Test Case Result</text:p>
          </table:table-cell>
          <table:covered-table-cell table:style-name="ce30"/>
          <table:table-cell table:style-name="ce36" table:number-columns-spanned="8" table:number-rows-spanned="1"/>
          <table:covered-table-cell table:number-columns-repeated="6" table:style-name="ce30"/>
          <table:covered-table-cell table:style-name="ce57"/>
          <table:table-cell table:number-columns-repeated="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string" table:number-columns-spanned="7" table:number-rows-spanned="1">
            <text:p>N2.24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hecking count of members under Crew Profil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crew matches on both Dashboard and Crew profile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op section, Click on the “Number” within the Crew profile section 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Crew Profile page that shows a list of all the Crew member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Crew Profile page should match with no# on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2.34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hecking count of Vehicles under Conveyance Profil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Vehicle matches on both Dashboard and Conveyance profile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op section, Click on the “Number” within the Conveyance profile section 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Conveyance Profile page that shows a list of all the vehicle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Conveyance Profile page should match with no# on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2.36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hecking count of equipment under Equipment Profil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Equipment matches on both Dashboard and Equipment profile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op section, Click on the “Number” within the Equipment profile section 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Equipment Profile page that shows a list of all the Equipmen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Equipment Profile page should match with no# on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float" office:value="3.01" table:number-columns-spanned="7" table:number-rows-spanned="1">
            <text:p>3.01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Bills of Lading dat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3" table:number-columns-spanned="3" table:number-rows-spanned="1">
            <text:p>01/23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BOLs matches on both Dashboard and Bills of lading page 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Bills of Ladings section, Click on the “Number” within the Graphic doughnu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Bills of Lading page that shows a queried list of all BOL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Bills of Lading page should match with no# BOLs from the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8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C3.04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Bills of Lading Manifested dat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3" table:number-columns-spanned="3" table:number-rows-spanned="1">
            <text:p>01/23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4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Manifested status matches on both Dashboard( Pie chart) and Bills of lading page 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Bills of Ladings section, Hover over and Click on the “Number” within the pie chart that relates to “Manifested” statu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Bills of Lading page that shows a queried list of all Manifested BOL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Bills of Lading page should match with no# of Manifested BOLs from the pie char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C3.04B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Bills of Lading Not Manifested dat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3" table:number-columns-spanned="3" table:number-rows-spanned="1">
            <text:p>01/23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4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Not Manifested status matches on both Dashboard( Pie chart) and Bills of lading page 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Bills of Ladings section, Hover over and Click on the “Number” within the pie chart that relates to “Not Manifested” statu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Bills of Lading page that shows a queried list of all Not Manifested BOL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Bills of Lading page should match with no# of Not Manifested BOLs from the pie char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5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45" office:value-type="string" table:number-columns-spanned="7" table:number-rows-spanned="1">
            <text:p>4.01 <text:s/>----------Got this one</text:p>
          </table:table-cell>
          <table:covered-table-cell table:style-name="ce48"/>
          <table:covered-table-cell table:style-name="ce46"/>
          <table:covered-table-cell table:number-columns-repeated="4" table:style-name="ce48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46" table:number-columns-spanned="7" table:number-rows-spanned="1"/>
          <table:covered-table-cell table:style-name="ce48"/>
          <table:covered-table-cell table:style-name="ce46"/>
          <table:covered-table-cell table:number-columns-repeated="4" table:style-name="ce48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6" office:value-type="string" table:number-columns-spanned="7" table:number-rows-spanned="1">
            <text:p>User can create new documents from dashboard </text:p>
          </table:table-cell>
          <table:covered-table-cell table:style-name="ce48"/>
          <table:covered-table-cell table:style-name="ce46"/>
          <table:covered-table-cell table:number-columns-repeated="4" table:style-name="ce48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Bill of Lading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33" office:value-type="string" table:number-columns-spanned="9" table:number-rows-spanned="1">
            <text:p>Navigate to Dashboard</text:p>
          </table:table-cell>
          <table:covered-table-cell table:number-columns-repeated="2" table:style-name="ce39"/>
          <table:covered-table-cell table:style-name="ce49"/>
          <table:covered-table-cell table:number-columns-repeated="4" table:style-name="ce39"/>
          <table:covered-table-cell table:style-name="ce49"/>
          <table:table-cell table:number-columns-repeated="3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33" office:value-type="string" table:number-columns-spanned="9" table:number-rows-spanned="1">
            <text:p>On the right hand corner, click on the Plus sign for a drop down and select Bill of Lading</text:p>
          </table:table-cell>
          <table:covered-table-cell table:number-columns-repeated="8" table:style-name="ce39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5" office:value-type="string" table:number-columns-spanned="8" table:number-rows-spanned="1">
            <text:p>Users should be taken to create a new Bill of lading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4.06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hecking count of parties under Shippers Profil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Shippers matches on both Dashboard and Shippers profile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op section, Click on the “Number” within the Shipper profile section 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Shipper Profile page that shows a list of all partie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Shipper Profile page should match with no# on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4.10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hecking count of companies under Consignees Profil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Consignees matches on both Dashboard and Consignees profile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op section, Click on the “Number” within the Consignees profile section 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Consignees Profile page that shows a list of all the companie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Consignees Profile page should match with no# on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5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float" office:value="6.02" table:number-columns-spanned="7" table:number-rows-spanned="1">
            <text:p>6.02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create new documents from dashboard 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Crew members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he right hand corner, click on the Plus sign for a drop down and select Crew memb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Crew members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float" office:value="6.05" table:number-columns-spanned="7" table:number-rows-spanned="1">
            <text:p>6.05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create new documents from dashboard 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Shippers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he right hand corner, click on the Plus sign for a drop down and select Shipp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Shipper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8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float" office:value="6.07" table:number-columns-spanned="7" table:number-rows-spanned="1">
            <text:p>6.07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create new documents from dashboard 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Consignees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he right hand corner, click on the Plus sign for a drop down and select Consignee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Consignee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5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float" office:value="8.02" table:number-columns-spanned="7" table:number-rows-spanned="1">
            <text:p>8.02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create new documents from dashboard 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Conveyance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he right hand corner, click on the Plus sign for a drop down and select Conveyance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Conveyance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float" office:value="8.04" table:number-columns-spanned="7" table:number-rows-spanned="1">
            <text:p>8.04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create new documents from dashboard 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Equipment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On the right hand corner, click on the Plus sign for a drop down and select Equipmen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Equipment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9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9.01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view a previously saved Manifest templat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4" table:number-columns-spanned="3" table:number-rows-spanned="1">
            <text:p>01/24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is able to see his previously saved template 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Click on “Templates” in the right corner 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should be taken a to a page where user can now view previously saved Manifests template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6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0.01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an view a previously saved Bills of Lading templat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4" table:number-columns-spanned="3" table:number-rows-spanned="1">
            <text:p>01/24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is able to see his previously saved template 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Bill of Ladings section, Click on “Templates” in the right corner 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should be taken a to a page where user can now view previously saved BOLs template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3">
          <table:table-cell table:number-columns-repeated="13"/>
        </table:table-row>
        <table:table-row table:style-name="ro3" table:number-rows-repeated="4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1.01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Bills of Lading Entry on File status dat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3" table:number-columns-spanned="3" table:number-rows-spanned="1">
            <text:p>01/23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Entry on file status matches on both Dashboard and Bills of lading page 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Bills of Ladings section, Hover over and Click on the “Number” within the Graphic doughnut that relates to “Entry on file” statu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Bills of Lading page that shows a queried list of all Entry on file BOL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Bills of Lading page should match with no# of Entry on file BOLs from the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2">
          <table:table-cell table:style-name="ce11" table:number-columns-repeated="10"/>
          <table:table-cell table:number-columns-repeated="3"/>
        </table:table-row>
        <table:table-row table:style-name="ro3" table:number-rows-repeated="6">
          <table:table-cell table:number-columns-repeated="1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1.01B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41" office:value-type="string" table:number-columns-spanned="7" table:number-rows-spanned="1">
            <text:p>User checking for Bills of Lading Not on File status dat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3" table:number-columns-spanned="3" table:number-rows-spanned="1">
            <text:p>01/23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No# of results for Not on file status matches on both Dashboard and Bills of lading page 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Bills of Ladings section, Hover over and Click on the “Number” within the Graphic doughnut that relates to “Not on file” statu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Bills of Lading page that shows a queried list of all Not on file BOL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No# of results on Bills of Lading page should match with no# of Not on file BOLs from the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2.01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action from its reminders list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Crew members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Reminders section click on the Arrow for the specific action you want to complete for example: “You don't have any Crew members saved in your profile. Create new”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Crew members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2.01B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action from its reminders list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Shippers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Reminders section click on the Arrow for the specific action you want to complete for example: “You don't have any Shippers saved in your profile. Create new”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Shippers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2.01C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action from its reminders list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Consignees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Reminders section click on the Arrow for the specific action you want to complete for example: “You don't have any Consignees saved in your profile. Create new”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Consignees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5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2.01D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action from its reminders list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Conveyance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Reminders section click on the Arrow for the specific action you want to complete for example: “You don't have any <text:span text:style-name="T1">Conveyances</text:span> saved in your profile. Create new”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Conveyance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2.01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action from its reminders list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0" table:number-columns-spanned="3" table:number-rows-spanned="1">
            <text:p>01/30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office:value-type="string" table:number-columns-spanned="8" table:number-rows-spanned="1">
            <text:p>User should be taken to create a new Equipment pa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Reminders section click on the Arrow for the specific action you want to complete for example: “You don't have any Equipment saved in your profile. Create new”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 table:number-columns-spanned="8" table:number-rows-spanned="1">
            <text:p>Users should be taken to create a new Equipment page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1" table:number-rows-repeated="85">
          <table:table-cell table:number-columns-repeated="13"/>
        </table:table-row>
        <table:table-row table:style-name="ro1" table:number-rows-repeated="4">
          <table:table-cell table:style-name="ce11" table:number-columns-repeated="10"/>
          <table:table-cell table:number-columns-repeated="3"/>
        </table:table-row>
        <table:table-row table:style-name="ro1">
          <table:table-cell table:style-name="ce11" table:number-columns-repeated="10"/>
          <table:table-cell table:number-columns-repeated="3"/>
        </table:table-row>
      </table:table>
      <table:table table:name="Manifest" table:style-name="ta1" table:print="false">
        <table:table-column table:style-name="co1" table:default-cell-style-name="ce1"/>
        <table:table-column table:style-name="co6" table:default-cell-style-name="Default"/>
        <table:table-column table:style-name="co1" table:number-columns-repeated="11" table:default-cell-style-name="Default"/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string" table:number-columns-spanned="7" table:number-rows-spanned="1">
            <text:p>1.03Actions-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certain actions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will be taken to a page where they can Amend the specific manifest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For any manifest, User should see a actions button (Three dots) which is located in the upper right corner where user can select from a drop down to Amend the specific manifes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will be taken to a page where they can Amend the specific manifes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string" table:number-columns-spanned="7" table:number-rows-spanned="1">
            <text:p>1.03Actions-B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certain actions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will be taken to a page where they can Edit the specific manifest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For any manifest, User should see a actions button (Three dots) which is located in the upper right corner where user can select from a drop down to Edit the specific manifes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will be taken to a page where they can Edit the specific manifes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string" table:number-columns-spanned="7" table:number-rows-spanned="1">
            <text:p>1.03Actions-C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certain actions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will be taken to a page where they can Cancel the specific manifest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For any manifest, User should see a actions button (Three dots) which is located in the upper right corner where user can select from a drop down to Cancel the specific manifes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will be taken to a page where they can Cancel the specific manifes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8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string" table:number-columns-spanned="7" table:number-rows-spanned="1">
            <text:p>1.03Actions-D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take certain actions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will be taken to a page where they can Print the specific manifest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For any manifest, User should see a actions button (Three dots) which is located in the upper right corner where user can select from a drop down to Print the specific manifes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will be taken to a page where they can Print the specific manifest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10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45" office:value-type="string" table:number-columns-spanned="7" table:number-rows-spanned="1">
            <text:p>1.05A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do a wide search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5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62" office:value-type="string" table:number-columns-spanned="8" table:number-rows-spanned="1">
            <text:p>User can now view all the results that matches with value entered in the search field <text:s/>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59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60" office:value-type="string" table:number-columns-spanned="9" table:number-rows-spanned="1">
            <text:p>On the top left side, User should see a blank field labeled as search where user can type in a SCAC code and then press enter</text:p>
          </table:table-cell>
          <table:covered-table-cell table:number-columns-repeated="8"/>
          <table:table-cell table:number-columns-repeated="3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61" office:value-type="string" table:number-columns-spanned="9" table:number-rows-spanned="1">
            <text:p>User can now view all the results that matches with value entered in the search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46" office:value-type="string" table:number-columns-spanned="7" table:number-rows-spanned="1">
            <text:p>1.05B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do a wide search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5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63" office:value-type="string" table:number-columns-spanned="8" table:number-rows-spanned="1">
            <text:p>User can now view all the results that matches with value entered in the search field <text:s/>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59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60" office:value-type="string" table:number-columns-spanned="9" table:number-rows-spanned="1">
            <text:p>On the top left side, User should see a blank field labeled as search where user can type in a Manifest Number and then press enter</text:p>
          </table:table-cell>
          <table:covered-table-cell table:number-columns-repeated="8"/>
          <table:table-cell table:number-columns-repeated="3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61" office:value-type="string" table:number-columns-spanned="9" table:number-rows-spanned="1">
            <text:p>User can now view all the results that matches with value entered in the search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2"/>
          <table:table-cell office:value-type="float" office:value="1">
            <text:p>1</text:p>
          </table:table-cell>
        </table:table-row>
        <table:table-row table:style-name="ro3" table:number-rows-repeated="5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1.05C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filter results through Trip status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can now view all the results that matches with value entered in the Trip status field <text:s/>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On the top Section, User should see a blank field labeled as Trip status where user can select specific Status from a drop down and then press ent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can now view all the results that matches with value entered in the Trip status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4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1.05D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filter results through Filing status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can now view all the results that matches with value entered in the Filling status field <text:s/>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On the top Section, User should see a blank field labeled as Filling status where user can select specific Status from a drop down and then press ent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can now view all the results that matches with value entered in the Filling status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1.05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do a wide search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can now view all the results that matches with value entered in the search field <text:s/>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On the top left side, User should see a blank field labeled as search where user can type in a Port Code and then press ent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can now view all the results that matches with value entered in the search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1.05F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select a date range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can now view all the Manifests that falls within those selected date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On the top Section, User should see a blank field labeled as Arrival Date where user can select specific Dates and then press ent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can now view all the Manifests that falls within those selected date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string" table:number-columns-spanned="7" table:number-rows-spanned="1">
            <text:p>1.05G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do a wide search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can now view all the results that matches with value entered in the search field <text:s/>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On the top left side, User should see a blank field labeled as search where user can type in a Name and then press ent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can now view all the results that matches with value entered in the search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1.05H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do a wide search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can now view all the results that matches with value entered in the search field <text:s/>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On the top left side, User should see a blank field labeled as search where user can type in a FAST Number and then press ent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can now view all the results that matches with value entered in the search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7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1.05I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do a wide search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can now view all the results that matches with value entered in the search field <text:s/>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On the top left side, User should see a blank field labeled as search where user can type in a License Plate Number and then press ent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can now view all the results that matches with value entered in the search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office:value-type="string" table:number-columns-spanned="7" table:number-rows-spanned="1">
            <text:p>N1.05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an filter results through Filing status on Manifest page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31" table:number-columns-spanned="3" table:number-rows-spanned="1">
            <text:p>01/31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can now see the original results that displays all Filling statu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34" office:value-type="string" table:number-columns-spanned="9" table:number-rows-spanned="1">
            <text:p>Navigate to Manifest Page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style-name="ce20"/>
          <table:table-cell table:number-columns-repeated="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34" office:value-type="string" table:number-columns-spanned="9" table:number-rows-spanned="1">
            <text:p>On the top Section, User should see a blank field labeled as Filling status where user can select specific Status from a drop down and then press enter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4" office:value-type="string" table:number-columns-spanned="9" table:number-rows-spanned="1">
            <text:p>User can now view all the results that matches with value entered in the Filling status field <text:s/>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34" office:value-type="string" table:number-columns-spanned="9" table:number-rows-spanned="1">
            <text:p>User can also click “X” button located on the right corner of the Filling statu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34" office:value-type="string" table:number-columns-spanned="9" table:number-rows-spanned="1">
            <text:p>User can now see the original results that displays all the Filling statu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  <table:table-row table:style-name="ro3" table:number-rows-repeated="6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float" office:value="2.55" table:number-columns-spanned="7" table:number-rows-spanned="1">
            <text:p>2.55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hecking for any Manifest status history</text:p>
          </table:table-cell>
          <table:covered-table-cell table:style-name="ce11"/>
          <table:covered-table-cell table:style-name="ce18"/>
          <table:covered-table-cell table:number-columns-repeated="4" table:style-name="ce11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3" table:number-columns-spanned="3" table:number-rows-spanned="1">
            <text:p>01/23/1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should able to see the “Time and Date” for any manifest status change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Manifests section, Click on the “Number” within the pie chart that relates to “Submitted” statu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Manifest page that shows a queried list of the Submitted Manifest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User can view history of any manifest by clicking on the Blue icon located in the right hand corner</text:p>
          </table:table-cell>
          <table:covered-table-cell table:number-columns-repeated="8"/>
          <table:table-cell table:number-columns-repeated="3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2" office:value-type="string" table:number-columns-spanned="9" table:number-rows-spanned="1">
            <text:p>User can now scroll through the list of activities and should be able to see time and date for any status change 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  <table:table-cell table:number-columns-repeated="3"/>
        </table:table-row>
      </table:table>
      <table:table table:name="BOL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9" office:value-type="float" office:value="3.07" table:number-columns-spanned="7" table:number-rows-spanned="1">
            <text:p>3.07</text:p>
          </table:table-cell>
          <table:covered-table-cell table:style-name="ce11"/>
          <table:covered-table-cell table:style-name="ce18"/>
          <table:covered-table-cell table:number-columns-repeated="4" table:style-name="ce11"/>
        </table:table-row>
        <table:table-row table:style-name="ro1">
          <table:table-cell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</table:table-row>
        <table:table-row table:style-name="ro1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office:value-type="string" table:number-columns-spanned="7" table:number-rows-spanned="1">
            <text:p>User checking for any Bill of lading status history</text:p>
          </table:table-cell>
          <table:covered-table-cell table:style-name="ce11"/>
          <table:covered-table-cell table:style-name="ce18"/>
          <table:covered-table-cell table:number-columns-repeated="4" table:style-name="ce11"/>
        </table:table-row>
        <table:table-row table:style-name="ro1">
          <table:table-cell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 office:value-type="string">
            <text:p>GP</text:p>
          </table:table-cell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office:value-type="date" office:date-value="2019-01-23" table:number-columns-spanned="3" table:number-rows-spanned="1">
            <text:p>01/23/19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2" office:value-type="string" table:number-columns-spanned="8" table:number-rows-spanned="1">
            <text:p>User should able to see the “Time and Date” for any BOL status change</text:p>
          </table:table-cell>
          <table:covered-table-cell table:number-columns-repeated="7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2" office:value-type="string" table:number-columns-spanned="9" table:number-rows-spanned="1">
            <text:p>Navigate to Dashboard</text:p>
          </table:table-cell>
          <table:covered-table-cell table:number-columns-repeated="8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 table:number-columns-spanned="9" table:number-rows-spanned="1">
            <text:p>Under the Bill of ladings section, Click on the “Number” within the pie chart that relates to “Manifested” status</text:p>
          </table:table-cell>
          <table:covered-table-cell table:number-columns-repeated="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2" office:value-type="string" table:number-columns-spanned="9" table:number-rows-spanned="1">
            <text:p>User will be taken to the BOL page that shows a queried list of the Manifested status BOLs</text:p>
          </table:table-cell>
          <table:covered-table-cell table:number-columns-repeated="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2" office:value-type="string" table:number-columns-spanned="9" table:number-rows-spanned="1">
            <text:p>User can view history of any BOL by clicking on the Blue icon located in the right hand corner</text:p>
          </table:table-cell>
          <table:covered-table-cell table:number-columns-repeated="8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2" office:value-type="string" table:number-columns-spanned="9" table:number-rows-spanned="1">
            <text:p>User can now scroll through the list of activities and should be able to see time and date for any status change </text:p>
          </table:table-cell>
          <table:covered-table-cell table:number-columns-repeated="8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</table:table-row>
      </table:table>
      <table:table table:name="Sheet3" table:style-name="ta1" table:print="false"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3" table:number-rows-spanned="1">
            <text:p>Test Case ID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</table:table-row>
        <table:table-row table:style-name="ro1">
          <table:table-cell table:style-name="ce1" office:value-type="string" table:number-columns-spanned="3" table:number-rows-spanned="1">
            <text:p>Priority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</table:table-row>
        <table:table-row table:style-name="ro1">
          <table:table-cell table:style-name="ce1" office:value-type="string" table:number-columns-spanned="3" table:number-rows-spanned="1">
            <text:p>Description</text:p>
          </table:table-cell>
          <table:covered-table-cell table:number-columns-repeated="2"/>
          <table:table-cell table:style-name="ce18" table:number-columns-spanned="7" table:number-rows-spanned="1"/>
          <table:covered-table-cell table:style-name="ce11"/>
          <table:covered-table-cell table:style-name="ce18"/>
          <table:covered-table-cell table:number-columns-repeated="4" table:style-name="ce11"/>
        </table:table-row>
        <table:table-row table:style-name="ro1">
          <table:table-cell table:style-name="ce1" office:value-type="string" table:number-columns-spanned="3" table:number-rows-spanned="1">
            <text:p>Prepar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Prepared</text:p>
          </table:table-cell>
          <table:covered-table-cell table:number-columns-repeated="2"/>
          <table:table-cell table:style-name="ce26" table:number-columns-spanned="3" table:number-rows-spanned="1"/>
          <table:covered-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Tested By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Test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Reviewed / Updated</text:p>
          </table:table-cell>
          <table:covered-table-cell table:number-columns-repeated="2"/>
          <table:table-cell table:style-name="ce20"/>
          <table:table-cell table:style-name="ce1" office:value-type="string" table:number-columns-spanned="3" table:number-rows-spanned="1">
            <text:p>Date Reviewed</text:p>
          </table:table-cell>
          <table:covered-table-cell table:number-columns-repeated="2"/>
          <table:table-cell table:style-name="ce20" table:number-columns-spanned="3" table:number-rows-spanned="1"/>
          <table:covered-table-cell table:number-columns-repeated="2"/>
        </table:table-row>
        <table:table-row table:style-name="ro1">
          <table:table-cell table:style-name="ce2" office:value-type="string" table:number-columns-spanned="2" table:number-rows-spanned="1">
            <text:p>Acceptance Criteria</text:p>
          </table:table-cell>
          <table:covered-table-cell/>
          <table:table-cell table:style-name="ce18" table:number-columns-spanned="8" table:number-rows-spanned="1"/>
          <table:covered-table-cell table:number-columns-repeated="7"/>
        </table:table-row>
        <table:table-row table:style-name="ro3">
          <table:table-cell table:style-name="ce3" office:value-type="string">
            <text:p>Step No.</text:p>
          </table:table-cell>
          <table:table-cell table:style-name="ce2" office:value-type="string" table:number-columns-spanned="9" table:number-rows-spanned="1">
            <text:p>Step Description</text:p>
          </table:table-cell>
          <table:covered-table-cell table:number-columns-repeated="2"/>
          <table:covered-table-cell table:style-name="ce3"/>
          <table:covered-table-cell table:number-columns-repeated="4"/>
          <table:covered-table-cell table:style-name="ce3"/>
        </table:table-row>
        <table:table-row table:style-name="ro1">
          <table:table-cell office:value-type="float" office:value="1">
            <text:p>1</text:p>
          </table:table-cell>
          <table:table-cell table:style-name="ce34" table:number-columns-spanned="9" table:number-rows-spanned="1"/>
          <table:covered-table-cell table:number-columns-repeated="2"/>
          <table:covered-table-cell table:style-name="ce20"/>
          <table:covered-table-cell table:number-columns-repeated="4"/>
          <table:covered-table-cell table:style-name="ce20"/>
        </table:table-row>
        <table:table-row table:style-name="ro1">
          <table:table-cell office:value-type="float" office:value="2">
            <text:p>2</text:p>
          </table:table-cell>
          <table:table-cell table:style-name="ce34" table:number-columns-spanned="9" table:number-rows-spanned="1"/>
          <table:covered-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34" table:number-columns-spanned="9" table:number-rows-spanned="1"/>
          <table:covered-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34" table:number-columns-spanned="9" table:number-rows-spanned="1"/>
          <table:covered-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34" table:number-columns-spanned="9" table:number-rows-spanned="1"/>
          <table:covered-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style-name="ce34" table:number-columns-spanned="9" table:number-rows-spanned="1"/>
          <table:covered-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34" table:number-columns-spanned="9" table:number-rows-spanned="1"/>
          <table:covered-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style-name="ce34" table:number-columns-spanned="9" table:number-rows-spanned="1"/>
          <table:covered-table-cell table:number-columns-repeated="8"/>
        </table:table-row>
        <table:table-row table:style-name="ro1">
          <table:table-cell table:style-name="ce2" office:value-type="string" table:number-columns-spanned="2" table:number-rows-spanned="1">
            <text:p>Test Case Result</text:p>
          </table:table-cell>
          <table:covered-table-cell/>
          <table:table-cell table:style-name="ce16" table:number-columns-spanned="8" table:number-rows-spanned="1"/>
          <table:covered-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2/05/2019</text:date>, <text:time>09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preet Pantleay</meta:initial-creator>
    <meta:creation-date>2019-01-22T13:16:21.47</meta:creation-date>
    <dc:date>2019-02-05T09:04:02.47</dc:date>
    <meta:editing-duration>P12DT8M57S</meta:editing-duration>
    <meta:editing-cycles>36</meta:editing-cycles>
    <meta:generator>OpenOffice/4.1.3$Win32 OpenOffice.org_project/413m1$Build-9783</meta:generator>
    <meta:document-statistic meta:table-count="4" meta:cell-count="1190" meta:object-count="0"/>
  </office:meta>
</office:document-meta>
</file>